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language="en" fo:country="US" officeooo:rsid="00162ab4" officeooo:paragraph-rsid="00162a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这是一个测试文档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" style:font-size-asian="10.5pt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er" style:family="paragraph" style:parent-style-name="Standard" style:default-outline-level="" style:class="extra">
      <style:paragraph-properties fo:line-height="100%" fo:text-align="justify" style:justify-single-word="false" fo:padding-left="0.141cm" fo:padding-right="0.141cm" fo:padding-top="0.035cm" fo:padding-bottom="0.035cm" fo:border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默认段落字体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ps</meta:initial-creator>
    <meta:creation-date>2018-05-25T19:28:25.622000000</meta:creation-date>
    <dc:date>2018-06-07T09:36:48.325297126</dc:date>
    <meta:editing-duration>PT52S</meta:editing-duration>
    <meta:editing-cycles>1</meta:editing-cycles>
    <meta:document-statistic meta:table-count="0" meta:image-count="0" meta:object-count="0" meta:page-count="1" meta:paragraph-count="1" meta:word-count="9" meta:character-count="9" meta:non-whitespace-character-count="9"/>
    <meta:generator>LibreOffice/5.1.6.2$Linux_X86_64 LibreOffice_project/10m0$Build-2</meta:generator>
    <meta:user-defined meta:name="KSOProductBuildVer">2052-9.1.0.3914</meta:user-defined>
  </office:meta>
</office:document-meta>
</file>